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6.351cm" table:align="margins" style:writing-mode="lr-tb"/>
    </style:style>
    <style:style style:name="Tabla1.A" style:family="table-column">
      <style:table-column-properties style:column-width="16.351cm" style:rel-column-width="65535*"/>
    </style:style>
    <style:style style:name="Tabla1.A1" style:family="table-cell">
      <style:table-cell-properties fo:padding="0.097cm" fo:border="0.05pt solid #000000"/>
    </style:style>
    <style:style style:name="Tabla2" style:family="table">
      <style:table-properties style:width="16.351cm" table:align="margins" style:writing-mode="lr-tb"/>
    </style:style>
    <style:style style:name="Tabla2.A" style:family="table-column">
      <style:table-column-properties style:column-width="16.351cm" style:rel-column-width="65535*"/>
    </style:style>
    <style:style style:name="Tabla2.A1" style:family="table-cell">
      <style:table-cell-properties fo:padding="0.097cm" fo:border="0.05pt solid #000000"/>
    </style:style>
    <style:style style:name="Tabla3" style:family="table">
      <style:table-properties style:width="16.351cm" table:align="margins" style:writing-mode="lr-tb"/>
    </style:style>
    <style:style style:name="Tabla3.A" style:family="table-column">
      <style:table-column-properties style:column-width="16.351cm" style:rel-column-width="65535*"/>
    </style:style>
    <style:style style:name="Tabla3.A1" style:family="table-cell">
      <style:table-cell-properties fo:padding="0.097cm" fo:border="0.05pt solid #000000"/>
    </style:style>
    <style:style style:name="Tabla4" style:family="table">
      <style:table-properties style:width="16.351cm" table:align="margins" style:writing-mode="lr-tb"/>
    </style:style>
    <style:style style:name="Tabla4.A" style:family="table-column">
      <style:table-column-properties style:column-width="16.351cm" style:rel-column-width="65535*"/>
    </style:style>
    <style:style style:name="Tabla4.A1" style:family="table-cell">
      <style:table-cell-properties fo:padding="0.097cm" fo:border="0.05pt solid #000000"/>
    </style:style>
    <style:style style:name="Tabla5" style:family="table">
      <style:table-properties style:width="16.351cm" table:align="margins" style:writing-mode="lr-tb"/>
    </style:style>
    <style:style style:name="Tabla5.A" style:family="table-column">
      <style:table-column-properties style:column-width="16.351cm" style:rel-column-width="65535*"/>
    </style:style>
    <style:style style:name="Tabla5.A1" style:family="table-cell">
      <style:table-cell-properties fo:padding="0.097cm" fo:border="0.05pt solid #000000"/>
    </style:style>
    <style:style style:name="Tabla6" style:family="table">
      <style:table-properties style:width="16.351cm" table:align="margins" style:writing-mode="lr-tb"/>
    </style:style>
    <style:style style:name="Tabla6.A" style:family="table-column">
      <style:table-column-properties style:column-width="16.351cm" style:rel-column-width="65535*"/>
    </style:style>
    <style:style style:name="Tabla6.A1" style:family="table-cell">
      <style:table-cell-properties fo:padding="0.097cm" fo:border="0.05pt solid #000000"/>
    </style:style>
    <style:style style:name="Tabla7" style:family="table">
      <style:table-properties style:width="16.351cm" table:align="margins" style:writing-mode="lr-tb"/>
    </style:style>
    <style:style style:name="Tabla7.A" style:family="table-column">
      <style:table-column-properties style:column-width="16.351cm" style:rel-column-width="65535*"/>
    </style:style>
    <style:style style:name="Tabla7.A1" style:family="table-cell">
      <style:table-cell-properties fo:padding="0.097cm" fo:border="0.05pt solid #000000"/>
    </style:style>
    <style:style style:name="Tabla8" style:family="table">
      <style:table-properties style:width="16.351cm" table:align="margins" style:writing-mode="lr-tb"/>
    </style:style>
    <style:style style:name="Tabla8.A" style:family="table-column">
      <style:table-column-properties style:column-width="16.351cm" style:rel-column-width="65535*"/>
    </style:style>
    <style:style style:name="Tabla8.A1" style:family="table-cell">
      <style:table-cell-properties fo:padding="0.097cm" fo:border="0.05pt solid #000000"/>
    </style:style>
    <style:style style:name="Tabla9" style:family="table">
      <style:table-properties style:width="16.351cm" table:align="margins" style:writing-mode="lr-tb"/>
    </style:style>
    <style:style style:name="Tabla9.A" style:family="table-column">
      <style:table-column-properties style:column-width="16.351cm" style:rel-column-width="65535*"/>
    </style:style>
    <style:style style:name="Tabla9.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font-size="11pt" fo:language="ca" fo:country="ES" fo:font-weight="normal" officeooo:rsid="00227169" officeooo:paragraph-rsid="00227169" style:font-size-asian="11pt" style:font-weight-asian="normal" style:font-size-complex="11pt" style:font-weight-complex="normal"/>
    </style:style>
    <style:style style:name="P9"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3673f1"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27169" officeooo:paragraph-rsid="0036148b"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36148b" officeooo:paragraph-rsid="0036148b"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366b49" officeooo:paragraph-rsid="00366b49"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3673f1" officeooo:paragraph-rsid="003673f1"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1fe75d" officeooo:paragraph-rsid="001fe75d"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bold" officeooo:rsid="001fe75d" officeooo:paragraph-rsid="0036148b"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366b49"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3673f1" style:font-size-asian="11pt" style:font-weight-asian="bold" style:font-size-complex="11pt" style:font-weight-complex="bold"/>
    </style:style>
    <style:style style:name="P19" style:family="paragraph" style:parent-style-name="Text_20_body">
      <style:paragraph-properties fo:margin-left="1.249cm" fo:margin-right="0cm" fo:text-indent="0cm" style:auto-text-indent="false"/>
      <style:text-properties style:font-name="Courier New1" fo:font-size="11pt" fo:language="ca" fo:country="ES" fo:font-weight="normal" officeooo:rsid="0036148b" officeooo:paragraph-rsid="0036148b" style:font-size-asian="11pt" style:font-weight-asian="normal" style:font-size-complex="11pt" style:font-weight-complex="normal"/>
    </style:style>
    <style:style style:name="P20" style:family="paragraph" style:parent-style-name="Text_20_body">
      <style:paragraph-properties fo:margin-left="1.249cm" fo:margin-right="0cm" fo:text-indent="0cm"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1" style:family="paragraph" style:parent-style-name="Text_20_body">
      <style:paragraph-properties fo:margin-left="0cm" fo:margin-right="0cm" fo:text-indent="0cm" style:auto-text-indent="false"/>
      <style:text-properties style:font-name="Courier New1" fo:font-size="11pt" fo:language="ca" fo:country="ES" fo:font-weight="normal" officeooo:rsid="00366b49" officeooo:paragraph-rsid="00366b49" style:font-size-asian="11pt" style:font-weight-asian="normal" style:font-size-complex="11pt" style:font-weight-complex="normal"/>
    </style:style>
    <style:style style:name="P22" style:family="paragraph" style:parent-style-name="Table_20_Contents">
      <style:text-properties fo:color="#0000ff" officeooo:rsid="003a67c3" officeooo:paragraph-rsid="003a67c3"/>
    </style:style>
    <style:style style:name="P23" style:family="paragraph" style:parent-style-name="Table_20_Contents">
      <style:text-properties fo:color="#0000ff" officeooo:rsid="003a67c3" officeooo:paragraph-rsid="003a67c3" fo:background-color="transparent"/>
    </style:style>
    <style:style style:name="P24" style:family="paragraph" style:parent-style-name="Table_20_Contents">
      <style:text-properties fo:color="#0000ff" officeooo:rsid="003ab7fa" officeooo:paragraph-rsid="003ab7fa"/>
    </style:style>
    <style:style style:name="P25" style:family="paragraph" style:parent-style-name="Standard" style:master-page-name="Standard">
      <style:paragraph-properties style:page-number="auto"/>
      <style:text-properties style:font-name="Arial" fo:font-size="14pt" fo:language="ca" fo:country="ES" officeooo:paragraph-rsid="0036148b" style:font-size-asian="14pt" style:font-name-complex="Arial" style:font-size-complex="14pt"/>
    </style:style>
    <style:style style:name="P26" style:family="paragraph" style:parent-style-name="Table_20_Contents">
      <style:text-properties fo:color="#0000ff" officeooo:rsid="003be1c9" officeooo:paragraph-rsid="003be1c9"/>
    </style:style>
    <style:style style:name="P27" style:family="paragraph" style:parent-style-name="Table_20_Contents">
      <style:text-properties fo:color="#0000ff" officeooo:rsid="003ce838" officeooo:paragraph-rsid="003ce838"/>
    </style:style>
    <style:style style:name="P28" style:family="paragraph" style:parent-style-name="Table_20_Contents">
      <style:text-properties fo:color="#0000ff" officeooo:rsid="003d81e6" officeooo:paragraph-rsid="003d81e6"/>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36148b" style:font-weight-asian="normal" style:font-weight-complex="normal"/>
    </style:style>
    <style:style style:name="T5" style:family="text">
      <style:text-properties fo:font-weight="normal" officeooo:rsid="00390613" style:font-weight-asian="normal" style:font-weight-complex="normal"/>
    </style:style>
    <style:style style:name="T6" style:family="text">
      <style:text-properties officeooo:rsid="001e3994"/>
    </style:style>
    <style:style style:name="T7" style:family="text">
      <style:text-properties officeooo:rsid="0036148b"/>
    </style:style>
    <style:style style:name="T8" style:family="text">
      <style:text-properties officeooo:rsid="00366b49"/>
    </style:style>
    <style:style style:name="T9" style:family="text">
      <style:text-properties officeooo:rsid="003673f1"/>
    </style:style>
    <style:style style:name="T10" style:family="text">
      <style:text-properties officeooo:rsid="00390613"/>
    </style:style>
    <style:style style:name="T11" style:family="text">
      <style:text-properties officeooo:rsid="003d81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àctica <text:span text:style-name="T6">17</text:span>: <text:span text:style-name="T10">Llistes en Python</text:span></text:p>
      <text:p text:style-name="P3"><text:span text:style-name="T3">L’objectiu d’aquesta pràctica és </text:span><text:span text:style-name="T5">veure l'equivalent (mes o menys) <text:s/>de les arrays de C</text:span><text:span text:style-name="T4">.</text:span></text:p>
      <text:p text:style-name="P4"/>
      <text:p text:style-name="P15"/>
      <text:p text:style-name="P14">Atenció! Els programes següents els heu de codificar en <text:span text:style-name="T10">Python</text:span>. <text:s/><text:span text:style-name="T10">Venen a ser els mateixos treballats al capítol d'arrays</text:span></text:p>
      <text:p text:style-name="P9"/>
      <text:p text:style-name="P16">Exercici <text:span text:style-name="T10">1</text:span>: <text:span text:style-name="T7">Notes separades per coma</text:span></text:p>
      <text:p text:style-name="P12">Desenvolupa un programa que demani la nota final (enter del 0 al 10).</text:p>
      <text:p text:style-name="P12"/>
      <text:p text:style-name="P12">Un cop introduïdes totes, les mostrarà separades per coma. Ex.</text:p>
      <text:p text:style-name="P19">1, 2, 3, 4, 5</text:p>
      <text:p text:style-name="P12"/>
      <text:p text:style-name="P12">El programa incorpora les mateixes comprovacions d'error que l'exercici anterior.</text:p>
      <text:p text:style-name="P12">Hauràs d'implementar algun sistema que et permeti saber quantes notes t'introdueix l'usuari. Pots fer-ho de diferents maneres, per exemple, demanant-li al començament quantes notes vol introduir i comprovant que superi el màxim.</text:p>
      <table:table table:name="Tabla1" table:style-name="Tabla1">
        <table:table-column table:style-name="Tabla1.A"/>
        <table:table-row>
          <table:table-cell table:style-name="Tabla1.A1" office:value-type="string">
            <text:p text:style-name="P22">ListaNotas = []</text:p>
            <text:p text:style-name="P22">cont = "s"</text:p>
            <text:p text:style-name="P22">a=0</text:p>
            <text:p text:style-name="P22"/>
            <text:p text:style-name="P22">while cont == "s":</text:p>
            <text:p text:style-name="P22"><text:tab/>nota = int(input("Introducir una nota: "))</text:p>
            <text:p text:style-name="P22"><text:tab/>ListaNotas.append(nota)</text:p>
            <text:p text:style-name="P22"><text:tab/>if nota &gt; 10 or nota &lt; 0:</text:p>
            <text:p text:style-name="P22"><text:tab/><text:tab/>print("Error, solo se aceptan notas del 0 al 10, por favor, introduce una nota comprendida entre 0 y 10")</text:p>
            <text:p text:style-name="P22"><text:tab/>cont = input("Quieres introducir otra nota (s/n)")</text:p>
            <text:p text:style-name="P22"><text:tab/>a=a+1</text:p>
            <text:p text:style-name="P22"><text:tab/>print(ListaNotas)</text:p>
            <text:p text:style-name="P22"><text:tab/></text:p>
            <text:p text:style-name="P22"><text:tab/>if cont != "s" and cont != "n":</text:p>
            <text:p text:style-name="P22"><text:tab/><text:tab/>print("Opción incorrecta")</text:p>
            <text:p text:style-name="P22">print(ListaNotas[0],end=" ")</text:p>
            <text:p text:style-name="P22">for i in range (1,a):</text:p>
            <text:p text:style-name="P22"><text:tab/>print(",",ListaNotas[i], end=" ")</text:p>
          </table:table-cell>
        </table:table-row>
      </table:table>
      <text:p text:style-name="P8"/>
      <text:p text:style-name="P8"><text:soft-page-break/></text:p>
      <text:p text:style-name="P18">Exercici <text:span text:style-name="T10">2</text:span>: <text:span text:style-name="T9">Ordre invertit</text:span></text:p>
      <text:p text:style-name="P14">Modifica el programa anterior, per tal que els números surtin en ordre invertit</text:p>
      <table:table table:name="Tabla2" table:style-name="Tabla2">
        <table:table-column table:style-name="Tabla2.A"/>
        <table:table-row>
          <table:table-cell table:style-name="Tabla2.A1" office:value-type="string">
            <text:p text:style-name="P23">#!/usr/bin/env python</text:p>
            <text:p text:style-name="P23"># -*- coding: utf-8 -*-</text:p>
            <text:p text:style-name="P23">ListaNotas = []</text:p>
            <text:p text:style-name="P23">cont = "s"</text:p>
            <text:p text:style-name="P23">a=0</text:p>
            <text:p text:style-name="P23">while cont == "s":</text:p>
            <text:p text:style-name="P23"><text:tab/>nota = int(input("Introducir una nota: "))</text:p>
            <text:p text:style-name="P23"><text:tab/>ListaNotas.append(nota)</text:p>
            <text:p text:style-name="P23"><text:tab/>if nota &gt; 10 or nota &lt; 0:</text:p>
            <text:p text:style-name="P23"><text:tab/><text:tab/>print("Error, solo se aceptan notas del 0 al 10, por favor, introduce una nota comprendida entre 0 y 10")</text:p>
            <text:p text:style-name="P23"><text:tab/>cont = input("Quieres introducir otra nota (s/n)")</text:p>
            <text:p text:style-name="P23"><text:tab/>a=a+1</text:p>
            <text:p text:style-name="P23"><text:tab/></text:p>
            <text:p text:style-name="P23"><text:tab/>if cont != "s" and cont != "n":</text:p>
            <text:p text:style-name="P23"><text:tab/><text:tab/>print("Opción incorrecta")</text:p>
            <text:p text:style-name="P23"/>
            <text:p text:style-name="P23">for i in range(a-1,-1,-1):</text:p>
            <text:p text:style-name="P23"><text:tab/>print(" ",ListaNotas[i], end=" ")</text:p>
          </table:table-cell>
        </table:table-row>
      </table:table>
      <text:p text:style-name="P8"/>
      <text:p text:style-name="P8"/>
      <text:p text:style-name="P16">Exercici <text:span text:style-name="T10">3</text:span>: <text:span text:style-name="T7">Corregeix nota</text:span></text:p>
      <text:p text:style-name="P12">Desenvolupa un programa que demani la nota final (enter del 0 al 10) <text:span text:style-name="T10">d'</text:span>alumnes d'un curs.</text:p>
      <text:p text:style-name="P12">Un cop introduïdes totes les notes, el programa demanarà la posició d'una de les notes i una nova nota amb que substituirà la nota que es trobava en aquella posició.</text:p>
      <text:p text:style-name="P12">Finalment, el programa mostra les notes abans i desprès del canvi. Ex.</text:p>
      <text:p text:style-name="P20">Inicial <text:s/>: 1, 2, 3, 4, 5</text:p>
      <text:p text:style-name="P20">Mitja: 3.0</text:p>
      <text:p text:style-name="P20">Màxim: 5</text:p>
      <text:p text:style-name="P20">Mínim: 1</text:p>
      <text:p text:style-name="P20"/>
      <text:p text:style-name="P20">Correcció: 1, 10, 3, 4, 5</text:p>
      <text:p text:style-name="P20">Mitja: 4.6</text:p>
      <text:p text:style-name="P20">Màxim: 10</text:p>
      <text:p text:style-name="P20">Mínim: 1</text:p>
      <text:p text:style-name="P12"><text:soft-page-break/></text:p>
      <text:p text:style-name="P12">A banda de les comprovacions d'error d'exercicis previs, en cas que la posició no correspongui a cap nota, mostrarà l'error:</text:p>
      <text:p text:style-name="P19">ERROR: nota no existeix</text:p>
      <table:table table:name="Tabla3" table:style-name="Tabla3">
        <table:table-column table:style-name="Tabla3.A"/>
        <table:table-row>
          <table:table-cell table:style-name="Tabla3.A1" office:value-type="string">
            <text:p text:style-name="P28">#!/usr/bin/env python</text:p>
            <text:p text:style-name="P28"># -*- coding: utf-8 -*-</text:p>
            <text:p text:style-name="P28"/>
            <text:p text:style-name="P28">ListaNotas = []</text:p>
            <text:p text:style-name="P28">continuar = "s"</text:p>
            <text:p text:style-name="P28"/>
            <text:p text:style-name="P28">while continuar == "s":</text:p>
            <text:p text:style-name="P28"><text:tab/>notas = int(input("Introduce una nota: "))</text:p>
            <text:p text:style-name="P28"><text:tab/>ListaNotas.append(notas)</text:p>
            <text:p text:style-name="P28"><text:tab/>if notas &lt; 0 or notas &gt; 10:</text:p>
            <text:p text:style-name="P28"><text:tab/><text:tab/>print("Error, vuelve a introducir una nota entre 0 y 10: ")</text:p>
            <text:p text:style-name="P28"><text:tab/>continuar = input("Deseas introducir otra nota: (s/n)")</text:p>
            <text:p text:style-name="P28"><text:tab/>if continuar !="s" and continuar !="n":</text:p>
            <text:p text:style-name="P28"><text:tab/><text:tab/>print("Opción incorrecta")</text:p>
            <text:p text:style-name="P28">pos = int(input("Introduce una posición: "))</text:p>
            <text:p text:style-name="P28">nota = int(input("Introduce otra nota: "))</text:p>
            <text:p text:style-name="P28">ListaNotas[pos] = nota</text:p>
            <text:p text:style-name="P28">print(ListaNotas)</text:p>
          </table:table-cell>
        </table:table-row>
      </table:table>
      <text:p text:style-name="P11"/>
      <text:p text:style-name="P10"/>
      <text:p text:style-name="P17">Exercici <text:span text:style-name="T10">4</text:span>: <text:span text:style-name="T8">Aprova a tothom</text:span></text:p>
      <text:p text:style-name="P13">Desenvolupa una nova versió del programa anterior. Aquest cop, en comptes de corregir un valor concret, el programa modificarà les notes de la versió corregida de manera que qualsevol valor per sota de 5 passi a 5.</text:p>
      <table:table table:name="Tabla4" table:style-name="Tabla4">
        <table:table-column table:style-name="Tabla4.A"/>
        <table:table-row>
          <table:table-cell table:style-name="Tabla4.A1" office:value-type="string">
            <text:p text:style-name="P28">ListaNotas = []</text:p>
            <text:p text:style-name="P28">continuar = "s"</text:p>
            <text:p text:style-name="P28"/>
            <text:p text:style-name="P28">while continuar == "s":</text:p>
            <text:p text:style-name="P28"><text:tab/>notas = int(input("Introduce una nota: "))</text:p>
            <text:p text:style-name="P28"><text:tab/>ListaNotas.append(notas)</text:p>
            <text:p text:style-name="P28"><text:tab/>if notas &lt; 0 or notas &gt; 10:</text:p>
            <text:p text:style-name="P28"><text:tab/><text:tab/>print("Error, vuelve a introducir una nota entre 0 y 10: ")</text:p>
            <text:p text:style-name="P28"><text:tab/>continuar = input("Deseas introducir otra nota: (s/n)")</text:p>
            <text:p text:style-name="P28"><text:soft-page-break/><text:tab/>if continuar !="s" and continuar !="n":</text:p>
            <text:p text:style-name="P28"><text:tab/><text:tab/>print("Opción incorrecta")</text:p>
            <text:p text:style-name="P28">pos = int(input("Introduce una posición: "))</text:p>
            <text:p text:style-name="P28">nota = int(input("Introduce otra nota: "))</text:p>
            <text:p text:style-name="P28">if nota &lt; 5:</text:p>
            <text:p text:style-name="P28"><text:tab/>nota = 5</text:p>
            <text:p text:style-name="P28">ListaNotas[pos] = nota</text:p>
            <text:p text:style-name="P28">print(ListaNotas)</text:p>
          </table:table-cell>
        </table:table-row>
      </table:table>
      <text:p text:style-name="P13"/>
      <text:p text:style-name="P13"/>
      <text:p text:style-name="P17">Exercici <text:span text:style-name="T10">5</text:span>: <text:span text:style-name="T8">Inserir una nota</text:span></text:p>
      <text:p text:style-name="P13">Una nova versió del programa de l'exercici 4. Aquest cop, en comptes de demanar una posició de la nota a corregir, es demana la posició de la nota on inserir una nova nota. La resta de notes posteriors a aquesta posició es desplacen una posició.</text:p>
      <text:p text:style-name="P13"/>
      <text:p text:style-name="P13">Per exemple, si</text:p>
      <text:p text:style-name="P20">Inicial: 1, 2, 3, 4, 5</text:p>
      <text:p text:style-name="P13"/>
      <text:p text:style-name="P13">i es demana inserir a la posició 2 (on ara hi ha un 3) el valor 10, el resultat serà</text:p>
      <text:p text:style-name="P20">Correcció: 1, 2, 10, 3, 4, 5</text:p>
      <table:table table:name="Tabla5" table:style-name="Tabla5">
        <table:table-column table:style-name="Tabla5.A"/>
        <table:table-row>
          <table:table-cell table:style-name="Tabla5.A1" office:value-type="string">
            <text:p text:style-name="P22">#!/usr/bin/env python</text:p>
            <text:p text:style-name="P22"># -*- coding: utf-8 -*-</text:p>
            <text:p text:style-name="P22">ListaNotas = []</text:p>
            <text:p text:style-name="P22">continuar = "s"</text:p>
            <text:p text:style-name="P22"/>
            <text:p text:style-name="P22">while continuar == "s":</text:p>
            <text:p text:style-name="P22"><text:tab/>nota = int(input("Introduce una nota: "))</text:p>
            <text:p text:style-name="P22"><text:tab/>ListaNotas.append(nota)</text:p>
            <text:p text:style-name="P22"><text:tab/>if nota &lt; 0 or nota &gt; 10:</text:p>
            <text:p text:style-name="P22"><text:tab/><text:tab/>print("Error, vuelve a introducir una nota entre 0 y 10: ")</text:p>
            <text:p text:style-name="P22"><text:tab/>continuar = input("Deseas introducir otra nota: (s/n)")</text:p>
            <text:p text:style-name="P22"><text:tab/>if continuar !="s" and continuar !="n":</text:p>
            <text:p text:style-name="P22"><text:tab/><text:tab/>print("Opción incorrecta")</text:p>
            <text:p text:style-name="P22">print(ListaNotas)</text:p>
            <text:p text:style-name="P22">pos = int(input("Introduce una posición: "))</text:p>
            <text:p text:style-name="P22">nota = int(input("Introduce otra nota: "))</text:p>
            <text:p text:style-name="P22">ListaNotas.insert(pos, nota)</text:p>
            <text:p text:style-name="P22"><text:soft-page-break/>print(ListaNotas)</text:p>
          </table:table-cell>
        </table:table-row>
      </table:table>
      <text:p text:style-name="P13"/>
      <text:p text:style-name="P13"/>
      <text:p text:style-name="P17">Exercici <text:span text:style-name="T10">6</text:span>: <text:span text:style-name="T8">Eliminar una nota</text:span></text:p>
      <text:p text:style-name="P13">Una altra versió de l'exercici 4. Aquest cop, en comptes de demanar una posició de la nota a corregir, es demana la posició de la nota a eliminar. La resta de notes es desplacen una posició.</text:p>
      <text:p text:style-name="P13"/>
      <text:p text:style-name="P13">Per exemple, si</text:p>
      <text:p text:style-name="P20">Inicial: 1, 2, 3, 4, 5</text:p>
      <text:p text:style-name="P13"/>
      <text:p text:style-name="P13">i es demana eliminar la posició 2 (on ara hi ha un 3), el resultat serà</text:p>
      <text:p text:style-name="P20">Correcció: 1, 2, 4, 5</text:p>
      <text:p text:style-name="P13"/>
      <text:p text:style-name="P13">De manera similar que al cas de la inserció, si ens demanen una posició no ocupada per una nota, haurem de donar error.</text:p>
      <table:table table:name="Tabla6" table:style-name="Tabla6">
        <table:table-column table:style-name="Tabla6.A"/>
        <table:table-row>
          <table:table-cell table:style-name="Tabla6.A1" office:value-type="string">
            <text:p text:style-name="P22">ListaNotas = []</text:p>
            <text:p text:style-name="P22">continuar = "s"</text:p>
            <text:p text:style-name="P22"/>
            <text:p text:style-name="P22">while continuar == "s":</text:p>
            <text:p text:style-name="P22"><text:tab/>nota = int(input("Introduce una nota: "))</text:p>
            <text:p text:style-name="P22"><text:tab/>ListaNotas.append(nota)</text:p>
            <text:p text:style-name="P22"><text:tab/>if nota &lt; 0 or nota &gt; 10:</text:p>
            <text:p text:style-name="P22"><text:tab/><text:tab/>print("Error, vuelve a introducir una nota entre 0 y 10: ")</text:p>
            <text:p text:style-name="P22"><text:tab/>continuar = input("Deseas introducir otra nota: (s/n)")</text:p>
            <text:p text:style-name="P22"><text:tab/>if continuar !="s" and continuar !="n":</text:p>
            <text:p text:style-name="P22"><text:tab/><text:tab/>print("Opción incorrecta")</text:p>
            <text:p text:style-name="P22">print(ListaNotas)</text:p>
            <text:p text:style-name="P22">pos = int(input("Introduce la posición de la nota que quieras suprimir: "))</text:p>
            <text:p text:style-name="P22">ListaNotas.pop(pos)</text:p>
            <text:p text:style-name="P22">print(ListaNotas)</text:p>
          </table:table-cell>
        </table:table-row>
      </table:table>
      <text:p text:style-name="P13"/>
      <text:p text:style-name="P13"/>
      <text:p text:style-name="P17">Exercici <text:span text:style-name="T10">7</text:span>: <text:span text:style-name="T8">Cercar una nota</text:span></text:p>
      <text:p text:style-name="P13">Una altra versió de l'exercici 4. Aquest cop, en comptes de demanar una posició de la nota a corregir, demanarà el valor d'una nota a cercar. A continuació indicarà si la nota hi és a la seqüència o no i, en cas que si que hi sigui, indicarà quants cops hi apareix i les posicions on es troba.</text:p>
      <text:p text:style-name="P13"><text:soft-page-break/>Per exemple, si</text:p>
      <text:p text:style-name="P20">Inicial: 1, 2, 3, 2, 3, 4, 3, 5, 3</text:p>
      <text:p text:style-name="P13"/>
      <text:p text:style-name="P13">I es demana per la nota 10, la sortida serà:</text:p>
      <text:p text:style-name="P20">No hi ha cap nota amb valor 10</text:p>
      <text:p text:style-name="P13"/>
      <text:p text:style-name="P13">En canvi, si la nota a cercar és 5, la sortida serà:</text:p>
      <text:p text:style-name="P20">Hi ha 1 nota amb valor 5 a la posició 7</text:p>
      <text:p text:style-name="P13"/>
      <text:p text:style-name="P13">Si la nota a cercar és 3, la sortida serà:</text:p>
      <text:p text:style-name="P20">Hi ha 4 notes amb valor 3 a les posicions 2, 4 i 6</text:p>
      <table:table table:name="Tabla7" table:style-name="Tabla7">
        <table:table-column table:style-name="Tabla7.A"/>
        <table:table-row>
          <table:table-cell table:style-name="Tabla7.A1" office:value-type="string">
            <text:p text:style-name="P24">#!/usr/bin/env python</text:p>
            <text:p text:style-name="P24"># -*- coding: utf-8 -*-</text:p>
            <text:p text:style-name="P24"/>
            <text:p text:style-name="P24">ListaNotas = []</text:p>
            <text:p text:style-name="P24">continuar = "s"</text:p>
            <text:p text:style-name="P24"/>
            <text:p text:style-name="P24">while continuar == "s":</text:p>
            <text:p text:style-name="P24"><text:tab/>notas = int(input("Introduce una nota: "))</text:p>
            <text:p text:style-name="P24"><text:tab/>ListaNotas.append(notas)</text:p>
            <text:p text:style-name="P24"><text:tab/>if notas &lt; 0 or notas &gt; 10:</text:p>
            <text:p text:style-name="P24"><text:tab/><text:tab/>print("Error, vuelve a introducir una nota entre 0 y 10: ")</text:p>
            <text:p text:style-name="P24"><text:tab/>continuar = input("Deseas introducir otra nota: (s/n)")</text:p>
            <text:p text:style-name="P24"><text:tab/>if continuar !="s" and continuar !="n":</text:p>
            <text:p text:style-name="P24"><text:tab/><text:tab/>print("Opción incorrecta")</text:p>
            <text:p text:style-name="P24">print(ListaNotas)</text:p>
            <text:p text:style-name="P24">nota = int(input("Introduce la nota que quieras buscar: "))</text:p>
            <text:p text:style-name="P24"/>
            <text:p text:style-name="P24">cont = 0</text:p>
            <text:p text:style-name="P24">for x in range(0,len(ListaNotas)):</text:p>
            <text:p text:style-name="P24"><text:tab/>if ListaNotas[x]==nota:</text:p>
            <text:p text:style-name="P24"><text:tab/><text:tab/>cont += 1</text:p>
            <text:p text:style-name="P24"><text:tab/><text:tab/>print(x)</text:p>
            <text:p text:style-name="P24"/>
            <text:p text:style-name="P24">Lista2 = []</text:p>
            <text:p text:style-name="P24"/>
            <text:p text:style-name="P24">print("Aparece ",cont,"veces")</text:p>
          </table:table-cell>
        </table:table-row>
      </table:table>
      <text:p text:style-name="P13"><text:soft-page-break/></text:p>
      <text:p text:style-name="P13"/>
      <text:p text:style-name="P17">Exercici <text:span text:style-name="T10">8</text:span>: <text:span text:style-name="T8">Suma de llistes</text:span></text:p>
      <text:p text:style-name="P13">Declara tres <text:span text:style-name="T10">llistes</text:span> de 10 enters. Demana a l'usuari dos enters. Inicialitza dos de l<text:span text:style-name="T10">e</text:span>s <text:span text:style-name="T10">llistes</text:span> declara<text:span text:style-name="T10">de</text:span>s amb valors seqüencials a partir dels enters introduïts. Calcula la suma de l<text:span text:style-name="T10">e</text:span>s <text:span text:style-name="T10">llistes</text:span> inicialitzats i deixa el resultat a l<text:span text:style-name="T10">a</text:span> tercer<text:span text:style-name="T10">a</text:span> <text:span text:style-name="T10">llista</text:span>. <text:s/>Finalment mostra <text:span text:style-name="T10">les tres llistes</text:span> segons l'exemple que considera l'entrada 2 i 5</text:p>
      <text:p text:style-name="P20">[1] <text:s text:c="2"/>2, 3, 4, 5, 6, 7, 8, 9, 10, 11</text:p>
      <text:p text:style-name="P20">[2] <text:s text:c="2"/>5, 6, 7, 8, 9, 10, 11, 12, 13, 14</text:p>
      <text:p text:style-name="P20">[1+2] 7, 9, 11, 13, 15, 17, 19, 21, 23, 25</text:p>
      <table:table table:name="Tabla8" table:style-name="Tabla8">
        <table:table-column table:style-name="Tabla8.A"/>
        <table:table-row>
          <table:table-cell table:style-name="Tabla8.A1" office:value-type="string">
            <text:p text:style-name="P26">#!/usr/bin/env python</text:p>
            <text:p text:style-name="P26"># -*- coding: utf-8 -*-</text:p>
            <text:p text:style-name="P26"/>
            <text:p text:style-name="P26">Lista1 = []</text:p>
            <text:p text:style-name="P26">Lista2 = []</text:p>
            <text:p text:style-name="P26">Lista3 = []</text:p>
            <text:p text:style-name="P26"/>
            <text:p text:style-name="P26">A=int(input("Introduce un número, Lista 1: "))</text:p>
            <text:p text:style-name="P26">B=int(input("Introduce un número, Lista 2: "))</text:p>
            <text:p text:style-name="P26"/>
            <text:p text:style-name="P26">for i in range(0,10,+1):</text:p>
            <text:p text:style-name="P26"><text:tab/></text:p>
            <text:p text:style-name="P26"><text:tab/>Lista1.append(A+i)</text:p>
            <text:p text:style-name="P26"><text:tab/>Lista2.append(B+i)</text:p>
            <text:p text:style-name="P26"><text:tab/>Lista3.append(A+i+B+i)</text:p>
            <text:p text:style-name="P26"/>
            <text:p text:style-name="P26">print(Lista1)</text:p>
            <text:p text:style-name="P26">print(Lista2)</text:p>
            <text:p text:style-name="P26">print(Lista3)</text:p>
          </table:table-cell>
        </table:table-row>
      </table:table>
      <text:p text:style-name="P13"/>
      <text:p text:style-name="P13"/>
      <text:p text:style-name="P17">Exercici <text:span text:style-name="T10">9</text:span>: <text:span text:style-name="T8">Ordena notes</text:span></text:p>
      <text:p text:style-name="P13">Una nova versió de l'exercici 5. Aquest cop, en comptes d'aprovar a tothom, el programa ordenarà les notes en ordre creixent.</text:p>
      <text:p text:style-name="P13"/>
      <text:p text:style-name="P13">Per exemple, si</text:p>
      <text:p text:style-name="P20">Inicial: 1, 2, 3, 2, 3, 4, 3, 5, 3</text:p>
      <text:p text:style-name="P13"/>
      <text:p text:style-name="P13"><text:soft-page-break/>Tindrem</text:p>
      <text:p text:style-name="P20">Correcció: 1, 2, 2, 3, 3, 3, 3, 4, 5</text:p>
      <text:p text:style-name="P21"/>
      <table:table table:name="Tabla9" table:style-name="Tabla9">
        <table:table-column table:style-name="Tabla9.A"/>
        <table:table-row>
          <table:table-cell table:style-name="Tabla9.A1" office:value-type="string">
            <text:p text:style-name="P27">ListaNotas = []</text:p>
            <text:p text:style-name="P27">continuar = "s"</text:p>
            <text:p text:style-name="P27"/>
            <text:p text:style-name="P27">while continuar == "s":</text:p>
            <text:p text:style-name="P27"><text:tab/>notas = int(input("Introduce una nota: "))</text:p>
            <text:p text:style-name="P27"><text:tab/>ListaNotas.append(notas)</text:p>
            <text:p text:style-name="P27"><text:tab/>if notas &lt; 0 or notas &gt; 10:</text:p>
            <text:p text:style-name="P27"><text:tab/><text:tab/>print("Error, vuelve a introducir una nota entre 0 y 10: ")</text:p>
            <text:p text:style-name="P27"><text:tab/>continuar = input("Deseas introducir otra nota: (s/n)")</text:p>
            <text:p text:style-name="P27"><text:tab/>if continuar !="s" and continuar !="n":</text:p>
            <text:p text:style-name="P27"><text:tab/><text:tab/>print("Opción incorrecta")</text:p>
            <text:p text:style-name="P27"><text:tab/></text:p>
            <text:p text:style-name="P27"><text:tab/>ListaNotas.sort()</text:p>
            <text:p text:style-name="P27"/>
            <text:p text:style-name="P27">print(ListaNotas)</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7"><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8</text:page-number></text:span><text:span text:style-name="MT2"> de </text:span><text:span text:style-name="MT2"><text:page-count style:num-format="1">8</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9-03-24T16:19:26.867570057</dc:date>
    <meta:print-date>2011-03-02T18:52:00</meta:print-date>
    <dc:language>ca-ES</dc:language>
    <meta:editing-cycles>71</meta:editing-cycles>
    <meta:editing-duration>PT12H2M46S</meta:editing-duration>
    <meta:document-statistic meta:table-count="11" meta:image-count="1" meta:object-count="0" meta:page-count="8" meta:paragraph-count="211" meta:word-count="1374" meta:character-count="8122" meta:non-whitespace-character-count="6856"/>
    <meta:user-defined meta:name="Info 1"/>
    <meta:user-defined meta:name="Info 2"/>
    <meta:user-defined meta:name="Info 3"/>
    <meta:user-defined meta:name="Info 4"/>
  </office:meta>
</office:document-meta>
</file>